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8330F852CE4646C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12cm, 9.665cm, 16.077cm, 5.742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499cm" svg:height="11.577cm" svg:x="0.201cm" svg:y="0.201cm">
          <draw:image xlink:href="Pictures/10000000000005E8000007E08330F852CE4646C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24:18.282652572</dc:date>
    <meta:editing-duration>PT2M44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